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ion no = 300</text:p>
      <text:p text:style-name="Standard"/>
      <text:p text:style-name="Standard"/>
      <text:p text:style-name="Standard"/>
      <text:p text:style-name="Standard">ans =</text:p>
      <text:p text:style-name="Standard"/>
      <text:p text:style-name="Standard">No. of HMMs this iteration = 61</text:p>
      <text:p text:style-name="Standard"/>
      <text:p text:style-name="Standard"/>
      <text:p text:style-name="Standard">S.No. Assigned Cluster id - Sequence Count Calculated</text:p>
      <text:p text:style-name="Standard"><text:s text:c="11"/>1 <text:s text:c="9"/>49 <text:s text:c="7"/>2339</text:p>
      <text:p text:style-name="Standard"><text:s text:c="11"/>2 <text:s text:c="9"/>31 <text:s text:c="7"/>2295</text:p>
      <text:p text:style-name="Standard"><text:s text:c="11"/>3 <text:s text:c="9"/>28 <text:s text:c="7"/>3934</text:p>
      <text:p text:style-name="Standard"><text:s text:c="11"/>4 <text:s text:c="9"/>25 <text:s text:c="7"/>2990</text:p>
      <text:p text:style-name="Standard"><text:s text:c="11"/>5 <text:s text:c="9"/>46 <text:s text:c="7"/>3085</text:p>
      <text:p text:style-name="Standard"><text:s text:c="11"/>6 <text:s text:c="10"/>9 <text:s text:c="7"/>2234</text:p>
      <text:p text:style-name="Standard"><text:s text:c="11"/>7 <text:s text:c="9"/>39 <text:s text:c="7"/>2529</text:p>
      <text:p text:style-name="Standard"><text:s text:c="11"/>8 <text:s text:c="9"/>39 <text:s text:c="7"/>3235</text:p>
      <text:p text:style-name="Standard"><text:s text:c="11"/>9 <text:s text:c="9"/>50 <text:s text:c="7"/>1429</text:p>
      <text:p text:style-name="Standard"><text:s text:c="10"/>10 <text:s text:c="9"/>28 <text:s text:c="7"/>1984</text:p>
      <text:p text:style-name="Standard"><text:s text:c="10"/>11 <text:s text:c="9"/>17 <text:s text:c="7"/>2328</text:p>
      <text:p text:style-name="Standard"><text:s text:c="10"/>12 <text:s text:c="9"/>56 <text:s text:c="7"/>2082</text:p>
      <text:p text:style-name="Standard"><text:s text:c="10"/>13 <text:s text:c="10"/>4 <text:s text:c="7"/>1954</text:p>
      <text:p text:style-name="Standard"><text:s text:c="10"/>14 <text:s text:c="10"/>2 <text:s text:c="7"/>2032</text:p>
      <text:p text:style-name="Standard"><text:s text:c="10"/>15 <text:s text:c="9"/>48 <text:s text:c="7"/>2450</text:p>
      <text:p text:style-name="Standard"><text:s text:c="10"/>16 <text:s text:c="9"/>48 <text:s text:c="7"/>2291</text:p>
      <text:p text:style-name="Standard"><text:s text:c="10"/>17 <text:s text:c="9"/>15 <text:s text:c="7"/>3414</text:p>
      <text:p text:style-name="Standard"><text:s text:c="10"/>18 <text:s text:c="9"/>35 <text:s text:c="7"/>3574</text:p>
      <text:p text:style-name="Standard"><text:s text:c="10"/>19 <text:s text:c="9"/>32 <text:s text:c="7"/>3018</text:p>
      <text:p text:style-name="Standard"><text:s text:c="10"/>20 <text:s text:c="10"/>8 <text:s text:c="7"/>2665</text:p>
      <text:p text:style-name="Standard"><text:s text:c="10"/>21 <text:s text:c="9"/>49 <text:s text:c="7"/>2087</text:p>
      <text:p text:style-name="Standard"><text:s text:c="10"/>22 <text:s text:c="9"/>33 <text:s text:c="7"/>2129</text:p>
      <text:p text:style-name="Standard"><text:s text:c="10"/>23 <text:s text:c="9"/>37 <text:s text:c="7"/>3493</text:p>
      <text:p text:style-name="Standard"><text:s text:c="10"/>24 <text:s text:c="9"/>37 <text:s text:c="7"/>2536</text:p>
      <text:p text:style-name="Standard"><text:s text:c="10"/>25 <text:s text:c="9"/>37 <text:s text:c="7"/>2868</text:p>
      <text:p text:style-name="Standard"><text:s text:c="10"/>26 <text:s text:c="10"/>1 <text:s text:c="7"/>2077</text:p>
      <text:p text:style-name="Standard"><text:s text:c="10"/>27 <text:s text:c="9"/>28 <text:s text:c="7"/>3870</text:p>
      <text:p text:style-name="Standard"><text:s text:c="10"/>28 <text:s text:c="10"/>2 <text:s text:c="7"/>1745</text:p>
      <text:p text:style-name="Standard"><text:s text:c="10"/>29 <text:s text:c="9"/>38 <text:s text:c="7"/>3677</text:p>
      <text:p text:style-name="Standard"><text:s text:c="10"/>30 <text:s text:c="9"/>38 <text:s text:c="7"/>3628</text:p>
      <text:p text:style-name="Standard"><text:s text:c="10"/>31 <text:s text:c="9"/>60 <text:s text:c="7"/>2496</text:p>
      <text:p text:style-name="Standard"><text:s text:c="10"/>32 <text:s text:c="9"/>33 <text:s text:c="7"/>1778</text:p>
      <text:p text:style-name="Standard"><text:s text:c="10"/>33 <text:s text:c="9"/>50 <text:s text:c="7"/>1494</text:p>
      <text:p text:style-name="Standard"><text:s text:c="10"/>34 <text:s text:c="9"/>52 <text:s text:c="7"/>4591</text:p>
      <text:p text:style-name="Standard"><text:s text:c="10"/>35 <text:s text:c="9"/>33 <text:s text:c="7"/>3182</text:p>
      <text:p text:style-name="Standard"><text:s text:c="10"/>36 <text:s text:c="9"/>42 <text:s text:c="7"/>2593</text:p>
      <text:p text:style-name="Standard"><text:s text:c="10"/>37 <text:s text:c="9"/>49 <text:s text:c="7"/>1717</text:p>
      <text:p text:style-name="Standard"><text:s text:c="10"/>38 <text:s text:c="10"/>2 <text:s text:c="7"/>2379</text:p>
      <text:p text:style-name="Standard"><text:s text:c="10"/>39 <text:s text:c="9"/>49 <text:s text:c="7"/>1423</text:p>
      <text:p text:style-name="Standard"><text:s text:c="10"/>40 <text:s text:c="9"/>36 <text:s text:c="7"/>3019</text:p>
      <text:p text:style-name="Standard"><text:s text:c="10"/>41 <text:s text:c="9"/>49 <text:s text:c="7"/>2105</text:p>
      <text:p text:style-name="Standard"><text:s text:c="10"/>42 <text:s text:c="9"/>48 <text:s text:c="7"/>2719</text:p>
      <text:p text:style-name="Standard"><text:soft-page-break/><text:s text:c="10"/>43 <text:s text:c="9"/>42 <text:s text:c="7"/>2243</text:p>
      <text:p text:style-name="Standard"><text:s text:c="10"/>44 <text:s text:c="10"/>1 <text:s text:c="7"/>1869</text:p>
      <text:p text:style-name="Standard"><text:s text:c="10"/>45 <text:s text:c="9"/>14 <text:s text:c="7"/>3293</text:p>
      <text:p text:style-name="Standard"><text:s text:c="10"/>46 <text:s text:c="9"/>39 <text:s text:c="7"/>2761</text:p>
      <text:p text:style-name="Standard"><text:s text:c="10"/>47 <text:s text:c="9"/>57 <text:s text:c="7"/>3014</text:p>
      <text:p text:style-name="Standard"><text:s text:c="10"/>48 <text:s text:c="9"/>36 <text:s text:c="7"/>4488</text:p>
      <text:p text:style-name="Standard"><text:s text:c="10"/>49 <text:s text:c="9"/>30 <text:s text:c="7"/>2202</text:p>
      <text:p text:style-name="Standard"><text:s text:c="10"/>50 <text:s text:c="9"/>51 <text:s text:c="7"/>3674</text:p>
      <text:p text:style-name="Standard"><text:s text:c="10"/>51 <text:s text:c="9"/>33 <text:s text:c="7"/>2520</text:p>
      <text:p text:style-name="Standard"><text:s text:c="10"/>52 <text:s text:c="9"/>35 <text:s text:c="7"/>3453</text:p>
      <text:p text:style-name="Standard"><text:s text:c="10"/>53 <text:s text:c="9"/>32 <text:s text:c="7"/>3567</text:p>
      <text:p text:style-name="Standard"><text:s text:c="10"/>54 <text:s text:c="9"/>33 <text:s text:c="7"/>2181</text:p>
      <text:p text:style-name="Standard"><text:s text:c="10"/>55 <text:s text:c="9"/>31 <text:s text:c="7"/>2064</text:p>
      <text:p text:style-name="Standard"><text:s text:c="10"/>56 <text:s text:c="9"/>32 <text:s text:c="7"/>3457</text:p>
      <text:p text:style-name="Standard"><text:s text:c="10"/>57 <text:s text:c="9"/>33 <text:s text:c="7"/>2227</text:p>
      <text:p text:style-name="Standard"><text:s text:c="10"/>58 <text:s text:c="10"/>1 <text:s text:c="7"/>2065</text:p>
      <text:p text:style-name="Standard"><text:s text:c="10"/>59 <text:s text:c="9"/>11 <text:s text:c="7"/>3128</text:p>
      <text:p text:style-name="Standard"><text:s text:c="10"/>60 <text:s text:c="9"/>47 <text:s text:c="7"/>2694</text:p>
      <text:p text:style-name="Standard"><text:s text:c="10"/>61 <text:s text:c="9"/>58 <text:s text:c="7"/>257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uj Jain</meta:initial-creator>
    <meta:creation-date>2015-04-16T15:20:14</meta:creation-date>
    <dc:date>2015-04-16T15:20:51</dc:date>
    <dc:creator>Tanuj Jain</dc:creator>
    <meta:editing-duration>P0D</meta:editing-duration>
    <meta:editing-cycles>1</meta:editing-cycles>
    <meta:document-statistic meta:table-count="0" meta:image-count="0" meta:object-count="0" meta:page-count="2" meta:paragraph-count="65" meta:word-count="204" meta:character-count="2303" meta:non-whitespace-character-count="560"/>
    <meta:generator>LibreOffice/3.5$Linux_X86_64 LibreOffice_project/350m1$Build-2</meta:generator>
  </office:meta>
</office:document-meta>
</file>